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6.5in"/>
    </style:style>
    <style:style style:name="co3" style:family="table-column">
      <style:table-column-properties fo:break-before="auto" style:column-width="5.5252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3.8201in"/>
    </style:style>
    <style:style style:name="co6" style:family="table-column">
      <style:table-column-properties fo:break-before="auto" style:column-width="5.0098in"/>
    </style:style>
    <style:style style:name="co7" style:family="table-column">
      <style:table-column-properties fo:break-before="auto" style:column-width="7.5299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7.1008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2.5016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7217in"/>
    </style:style>
    <style:style style:name="co25" style:family="table-column">
      <style:table-column-properties fo:break-before="auto" style:column-width="2.072in"/>
    </style:style>
    <style:style style:name="co26" style:family="table-column">
      <style:table-column-properties fo:break-before="auto" style:column-width="1.9756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461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oyStick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amv\OneDrive\Documents\GitHub\Joystick-Hat\PCB\JoyStick-Hat\JoyStick-Hat.kicad_sch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/22/2024 12:37:38 AM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9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7.0\bin\scripting\plugins/bom_csv_grouped_by_value.py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9" calcext:value-type="float">
            <text:p>109</text:p>
          </table:table-cell>
          <table:table-cell table:number-columns-repeated="11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2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st QTY: 1</text:p>
          </table:table-cell>
          <table:table-cell office:value-type="string" calcext:value-type="string">
            <text:p>Cost QTY: 1000</text:p>
          </table:table-cell>
          <table:table-cell office:value-type="string" calcext:value-type="string">
            <text:p>Cost QTY: 10000</text:p>
          </table:table-cell>
          <table:table-cell office:value-type="string" calcext:value-type="string">
            <text:p>Cost QTY: 2500</text:p>
          </table:table-cell>
          <table:table-cell office:value-type="string" calcext:value-type="string">
            <text:p>Cost QTY: 5000</text:p>
          </table:table-cell>
          <table:table-cell table:style-name="Default" office:value-type="string" calcext:value-type="string">
            <text:p>Date Created</text:p>
          </table:table-cell>
          <table:table-cell table:style-name="Default" office:value-type="string" calcext:value-type="string">
            <text:p>Date Modifi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ad-Free ?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#</text:p>
          </table:table-cell>
          <table:table-cell office:value-type="string" calcext:value-type="string">
            <text:p>Management_ID</text:p>
          </table:table-cell>
          <table:table-cell office:value-type="string" calcext:value-type="string">
            <text:p>Mounti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in Count #</text:p>
          </table:table-cell>
          <table:table-cell office:value-type="string" calcext:value-type="string">
            <text:p>RoHS Level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_Value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5, C6, C7, C10, C11, C12, C13, C14, C15, C16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AVR-KiCAD-Lib-Capacitors:C0402C104K9PACTU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content.kemet.com/datasheets/KEM_C1006_X5R_SMD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52" calcext:value-type="float">
            <text:p>0.00952</text:p>
          </table:table-cell>
          <table:table-cell table:number-columns-repeated="2" office:value-type="string" calcext:value-type="string">
            <text:p>12/7/2019</text:p>
          </table:table-cell>
          <table:table-cell office:value-type="string" calcext:value-type="string">
            <text:p>0.1µF ±10% 6.3V Ceramic Capacitor X5R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026-6-ND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4</text:p>
          </table:table-cell>
          <table:table-cell office:value-type="string" calcext:value-type="string">
            <text:p>GCM1555C1H180GA16D</text:p>
          </table:table-cell>
          <table:table-cell office:value-type="string" calcext:value-type="string">
            <text:p>AVR-KiCAD-Lib-Capacitors:GCM1555C1H180GA16D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s://search.murata.co.jp/Ceramy/image/img/A01X/G101/ENG/GCM1555C1H180GA16-01.pdf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0.0177" calcext:value-type="float">
            <text:p>0.0177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18pF ±2% 50V Ceramic Capacitor C0G, NP0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180GA16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6456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AVR-KiCAD-Lib-Capacitors:GRM155R60J475ME47D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s://www.murata.com/~/media/webrenewal/support/library/catalog/products/capacitor/mlcc/c02e.ashx?la=en-us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694" calcext:value-type="float">
            <text:p>0.02694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4.7µF ±20% 6.3V Ceramic Capacitor X5R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2-ND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CL05C090CB5NNNC</text:p>
          </table:table-cell>
          <table:table-cell office:value-type="string" calcext:value-type="string">
            <text:p>AVR-KiCAD-Lib-Capacitors:CL05C090CB5NNNC</text:p>
          </table:table-cell>
          <table:table-cell office:value-type="string" calcext:value-type="string">
            <text:p>AVR-KiCAD-Lib-Capacitors:C0402</text:p>
          </table:table-cell>
          <table:table-cell office:value-type="string" calcext:value-type="string">
            <text:p>http://www.samsungsem.com/kr/support/product-search/mlcc/CL05C090CB5NNNC.jsp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131" calcext:value-type="float">
            <text:p>0.01131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9pF ±0.25pF 50V Ceramic Capacitor C0G, NP0 0402 (1005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rs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C090CB5NNN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±0.25pF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616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9p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AVR-KiCAD-Lib-Capacitors:UUQ1H470MCL1GS</text:p>
          </table:table-cell>
          <table:table-cell office:value-type="string" calcext:value-type="string">
            <text:p>AVR-KiCAD-Lib-Capacitors:CP_Elec_8x10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1.06" calcext:value-type="float">
            <text:p>1.06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47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6.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12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47u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UQ1H100MCL1GB</text:p>
          </table:table-cell>
          <table:table-cell office:value-type="string" calcext:value-type="string">
            <text:p>AVR-KiCAD-Lib-Capacitors:UUQ1H100MCL1GB</text:p>
          </table:table-cell>
          <table:table-cell office:value-type="string" calcext:value-type="string">
            <text:p>AVR-KiCAD-Lib-Capacitors:CP_Elec_4x5.3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24828" calcext:value-type="float">
            <text:p>0.248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10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100MCL1G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08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UQ1H010MCL1GB</text:p>
          </table:table-cell>
          <table:table-cell office:value-type="string" calcext:value-type="string">
            <text:p>AVR-KiCAD-Lib-Capacitors:UUQ1H010MCL1GB</text:p>
          </table:table-cell>
          <table:table-cell office:value-type="string" calcext:value-type="string">
            <text:p>AVR-KiCAD-Lib-Capacitors:CP_Elec_4x5.3</text:p>
          </table:table-cell>
          <table:table-cell office:value-type="string" calcext:value-type="string">
            <text:p>https://www.nichicon.co.jp/english/products/pdfs/e-uuq.pdf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326" calcext:value-type="float">
            <text:p>0.326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2/16/2019</text:p>
          </table:table-cell>
          <table:table-cell office:value-type="string" calcext:value-type="string">
            <text:p>1µF 50V Aluminum Electrolytic Capacitors Radial, Can - SMD 1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Q1H010MCL1G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07-1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UCM1C470MCL1GS</text:p>
          </table:table-cell>
          <table:table-cell table:number-columns-repeated="2" office:value-type="string" calcext:value-type="string">
            <text:p>AVR-KiCAD-Lib-Capacitors:UCM1C470MCL1GS</text:p>
          </table:table-cell>
          <table:table-cell office:value-type="string" calcext:value-type="string">
            <text:p>http://nichicon-us.com/english/products/pdfs/e-ucm.pdf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7512" calcext:value-type="float">
            <text:p>0.17512</text:p>
          </table:table-cell>
          <table:table-cell office:value-type="float" office:value="0.12589" calcext:value-type="float">
            <text:p>0.12589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6/21/2020</text:p>
          </table:table-cell>
          <table:table-cell office:value-type="string" calcext:value-type="string">
            <text:p>47µF 16V Aluminum Electrolytic Capacitors Radial, Can - SMD <text:s/>2000 Hrs @ 105°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6.1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M1C470MCL1G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Radial Can S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4529-2-ND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47u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 C27</text:p>
          </table:table-cell>
          <table:table-cell office:value-type="string" calcext:value-type="string">
            <text:p>CL10B104JB8NNNC</text:p>
          </table:table-cell>
          <table:table-cell office:value-type="string" calcext:value-type="string">
            <text:p>AVR-KiCAD-Lib-Capacitors:CL10B104JB8NNNC</text:p>
          </table:table-cell>
          <table:table-cell office:value-type="string" calcext:value-type="string">
            <text:p>AVR-KiCAD-Lib-Capacitors:C0603</text:p>
          </table:table-cell>
          <table:table-cell office:value-type="string" calcext:value-type="string">
            <text:p>https://mm.digikey.com/Volume0/opasdata/d220001/medias/docus/609/CL10B104JB8NNNC_Spec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975" calcext:value-type="float">
            <text:p>0.00975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0/3/2023</text:p>
          </table:table-cell>
          <table:table-cell office:value-type="string" calcext:value-type="string">
            <text:p>0.1 µF ±5% 50V Ceramic Capacitor X7R 0603 (1608 Metric)</text:p>
          </table:table-cell>
          <table:table-cell office:value-type="string" calcext:value-type="string">
            <text:p>Adam Vadala-Roth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JB8NNN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33-2-ND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8</text:p>
          </table:table-cell>
          <table:table-cell office:value-type="string" calcext:value-type="string">
            <text:p>CGA5L3X5R1V106K160AB</text:p>
          </table:table-cell>
          <table:table-cell office:value-type="string" calcext:value-type="string">
            <text:p>AVR-KiCAD-Lib-Capacitors:CGA5L3X5R1V106K160AB</text:p>
          </table:table-cell>
          <table:table-cell office:value-type="string" calcext:value-type="string">
            <text:p>AVR-KiCAD-Lib-Capacitors:C1206</text:p>
          </table:table-cell>
          <table:table-cell office:value-type="string" calcext:value-type="string">
            <text:p>https://product.tdk.com/system/files/dam/doc/product/capacitor/ceramic/mlcc/catalog/mlcc_automotive_general_en.pdf</text:p>
          </table:table-cell>
          <table:table-cell/>
          <table:table-cell table:number-columns-repeated="5" office:value-type="string" calcext:value-type="string">
            <text:p>*</text:p>
          </table:table-cell>
          <table:table-cell table:number-columns-repeated="2" office:value-type="string" calcext:value-type="string">
            <text:p>10/13/2022</text:p>
          </table:table-cell>
          <table:table-cell office:value-type="string" calcext:value-type="string">
            <text:p>10 µF ±10% 35V Ceramic Capacitor X5R 1206 (3216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9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GA5L3X5R1V106K160AB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887-2-ND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1206C105K3RACAUTO</text:p>
          </table:table-cell>
          <table:table-cell office:value-type="string" calcext:value-type="string">
            <text:p>AVR-KiCAD-Lib-Capacitors:C1206C105K3RACAUTO</text:p>
          </table:table-cell>
          <table:table-cell office:value-type="string" calcext:value-type="string">
            <text:p>AVR-KiCAD-Lib-Diodes:D_SOD-123</text:p>
          </table:table-cell>
          <table:table-cell office:value-type="string" calcext:value-type="string">
            <text:p>https://content.kemet.com/datasheets/KEM_C1023_X7R_AUTO_SMD.pdf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4594" calcext:value-type="float">
            <text:p>0.04594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7/31/2020</text:p>
          </table:table-cell>
          <table:table-cell office:value-type="string" calcext:value-type="string">
            <text:p>1µF ±10% 25V Ceramic Capacitor X7R 1206 (3216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4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5K3RACAU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7010-1-ND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, D2, D3, D4, D5, D6, D7, D14, D18</text:p>
          </table:table-cell>
          <table:table-cell office:value-type="string" calcext:value-type="string">
            <text:p>LTST-C194TBKT</text:p>
          </table:table-cell>
          <table:table-cell office:value-type="string" calcext:value-type="string">
            <text:p>AVR-KiCAD-Lib-Diodes:LTST-C194TBKT</text:p>
          </table:table-cell>
          <table:table-cell office:value-type="string" calcext:value-type="string">
            <text:p>AVR-KiCAD-Lib-Diodes:LED0603</text:p>
          </table:table-cell>
          <table:table-cell office:value-type="string" calcext:value-type="string">
            <text:p>http://optoelectronics.liteon.com/upload/download/DS22-2010-0025/LTST-C194TBKT.PDF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7797" calcext:value-type="float">
            <text:p>0.07797</text:p>
          </table:table-cell>
          <table:table-cell office:value-type="float" office:value="0.05424" calcext:value-type="float">
            <text:p>0.05424</text:p>
          </table:table-cell>
          <table:table-cell office:value-type="string" calcext:value-type="string">
            <text:p>*</text:p>
          </table:table-cell>
          <table:table-cell office:value-type="float" office:value="0.06102" calcext:value-type="float">
            <text:p>0.06102</text:p>
          </table:table-cell>
          <table:table-cell table:number-columns-repeated="2" office:value-type="string" calcext:value-type="string">
            <text:p>3/1/2020</text:p>
          </table:table-cell>
          <table:table-cell office:value-type="string" calcext:value-type="string">
            <text:p>Blue 468nm LED Indication - Discrete 3.3V 0603 (1608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4TBK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lue LED Colorles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7-2-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Blue L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, D9, D10, D11, D12, D15, D16, D17</text:p>
          </table:table-cell>
          <table:table-cell office:value-type="string" calcext:value-type="string">
            <text:p>LTST-C194KGKT</text:p>
          </table:table-cell>
          <table:table-cell office:value-type="string" calcext:value-type="string">
            <text:p>AVR-KiCAD-Lib-Diodes:LTST-C194KGKT</text:p>
          </table:table-cell>
          <table:table-cell office:value-type="string" calcext:value-type="string">
            <text:p>AVR-KiCAD-Lib-Diodes:LED0603</text:p>
          </table:table-cell>
          <table:table-cell office:value-type="string" calcext:value-type="string">
            <text:p>https://optoelectronics.liteon.com/upload/download/DS22-2010-0197/LTST-C194KGKT.PDF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598" calcext:value-type="float">
            <text:p>0.0598</text:p>
          </table:table-cell>
          <table:table-cell table:number-columns-repeated="2" office:value-type="string" calcext:value-type="string">
            <text:p>5/31/2020</text:p>
          </table:table-cell>
          <table:table-cell office:value-type="string" calcext:value-type="string">
            <text:p>Green 572nm LED Indication - Discrete 2.1V 0603 (1608 Metric)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4KGK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ED GREEN CLEA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4-2-ND</text:p>
          </table:table-cell>
          <table:table-cell office:value-type="string" calcext:value-type="string">
            <text:p>2.1V</text:p>
          </table:table-cell>
          <table:table-cell office:value-type="string" calcext:value-type="string">
            <text:p>GREEN 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MB110S-TP</text:p>
          </table:table-cell>
          <table:table-cell table:number-columns-repeated="2" office:value-type="string" calcext:value-type="string">
            <text:p>AVR-KiCAD-Lib-Diodes:LMB110S-TP</text:p>
          </table:table-cell>
          <table:table-cell office:value-type="string" calcext:value-type="string">
            <text:p>https://www.mccsemi.com/pdf/Products/LMB12S-LMB110S(LMBS-1).pdf</text:p>
          </table:table-cell>
          <table:table-cell/>
          <table:table-cell table:style-name="ce1" office:value-type="string" calcext:value-type="string">
            <text:p>$0.47000</text:p>
          </table:table-cell>
          <table:table-cell table:style-name="ce1" office:value-type="string" calcext:value-type="string">
            <text:p>$0.13736</text:p>
          </table:table-cell>
          <table:table-cell table:style-name="ce1" office:value-type="string" calcext:value-type="string">
            <text:p>$0.10908</text:p>
          </table:table-cell>
          <table:table-cell table:style-name="ce1" office:value-type="string" calcext:value-type="string">
            <text:p>$0.12645</text:p>
          </table:table-cell>
          <table:table-cell table:style-name="ce1" office:value-type="string" calcext:value-type="string">
            <text:p>$0.12120</text:p>
          </table:table-cell>
          <table:table-cell table:number-columns-repeated="2" office:value-type="string" calcext:value-type="string">
            <text:p>11/11/2023</text:p>
          </table:table-cell>
          <table:table-cell office:value-type="string" calcext:value-type="string">
            <text:p>Bridge Rectifier Single Phase Schottky 100 V Surface Mount LMBS-1</text:p>
          </table:table-cell>
          <table:table-cell office:value-type="string" calcext:value-type="string">
            <text:p>Adam Vadala-Roth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LMB110S-T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4-SMD, Gull W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3-LMB110S-TPTR-ND</text:p>
          </table:table-cell>
          <table:table-cell office:value-type="string" calcext:value-type="string">
            <text:p>850 mV @ 500 mA</text:p>
          </table:table-cell>
          <table:table-cell office:value-type="string" calcext:value-type="string">
            <text:p>LMB110S-T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AVR-KiCAD-Lib-Holes_Fasteners:RPI_HAT_HOLE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0021121-00010C4LF</text:p>
          </table:table-cell>
          <table:table-cell table:number-columns-repeated="2" office:value-type="string" calcext:value-type="string">
            <text:p>AVR-KiCAD-Lib-Connectors:20021121-00010C4LF</text:p>
          </table:table-cell>
          <table:table-cell office:value-type="string" calcext:value-type="string">
            <text:p>https://cdn.amphenol-icc.com/media/wysiwyg/files/drawing/20021121.pdf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CONN HEADER SMD 10POS 1.27M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 Pi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695-1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021121-00010C4L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U2032SM-JJ-GTR</text:p>
          </table:table-cell>
          <table:table-cell table:number-columns-repeated="2" office:value-type="string" calcext:value-type="string">
            <text:p>AVR-KiCAD-Lib-Battery-Holders:BU2032SM-JJ-GTR</text:p>
          </table:table-cell>
          <table:table-cell office:value-type="string" calcext:value-type="string">
            <text:p>http://www.memoryprotectiondevices.com/datasheets/BU2032SM-JJ-GTR-datasheet.pdf</text:p>
          </table:table-cell>
          <table:table-cell/>
          <table:table-cell office:value-type="float" office:value="0.96" calcext:value-type="float">
            <text:p>0.96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12/7/2019</text:p>
          </table:table-cell>
          <table:table-cell office:value-type="string" calcext:value-type="string">
            <text:p>Battery Holder (Open) Coin, 20.0mm 1 Cell SMD (SMT) Tab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5.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attery Cl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U2032SM-JJ-GCT-ND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Battery Cli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8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8P8C_LED_Shielded</text:p>
          </table:table-cell>
          <table:table-cell office:value-type="string" calcext:value-type="string">
            <text:p>Connector:8P8C_LED_Shielded</text:p>
          </table:table-cell>
          <table:table-cell office:value-type="string" calcext:value-type="string">
            <text:p>AVR-KiCAD-Lib-Connectors:RJ45_Wuerth_7499111446_Horizont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AVR-KiCAD-Lib-Connectors:1757242</text:p>
          </table:table-cell>
          <table:table-cell office:value-type="string" calcext:value-type="string">
            <text:p>AVR-KiCAD-Lib-Connectors:PhoenixContact_MSTBA-G_02x5.08mm_Angled</text:p>
          </table:table-cell>
          <table:table-cell office:value-type="string" calcext:value-type="string">
            <text:p>https://media.digikey.com/pdf/Data%20Sheets/Phoenix%20Contact%20PDFs/1757242.pdf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5518" calcext:value-type="float">
            <text:p>0.45518</text:p>
          </table:table-cell>
          <table:table-cell office:value-type="string" calcext:value-type="string">
            <text:p>*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0.40698" calcext:value-type="float">
            <text:p>0.40698</text:p>
          </table:table-cell>
          <table:table-cell table:number-columns-repeated="2" office:value-type="string" calcext:value-type="string">
            <text:p>6/20/2020</text:p>
          </table:table-cell>
          <table:table-cell office:value-type="string" calcext:value-type="string">
            <text:p>2 Position Terminal Block Header, Male Pins, Shrouded (4 Side) 0.200" (5.08mm) 90°, Right Angle <text:s/>Through Hole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enix Contact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06-ND</text:p>
          </table:table-cell>
          <table:table-cell office:value-type="string" calcext:value-type="string">
            <text:p>300V</text:p>
          </table:table-cell>
          <table:table-cell office:value-type="float" office:value="1757242" calcext:value-type="float">
            <text:p>1757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:Raspberry_Pi_2_3</text:p>
          </table:table-cell>
          <table:table-cell office:value-type="string" calcext:value-type="string">
            <text:p>AVR-KiCAD-Lib-Connectors:PinHeader_2x21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float" office:value="1755736" calcext:value-type="float">
            <text:p>1755736</text:p>
          </table:table-cell>
          <table:table-cell office:value-type="string" calcext:value-type="string">
            <text:p>AVR-KiCAD-Lib-Connectors:1755736</text:p>
          </table:table-cell>
          <table:table-cell office:value-type="string" calcext:value-type="string">
            <text:p>AVR-KiCAD-Lib-Connectors:PhoenixContact_MSTBVA-G_02x5.08mm_Vertical</text:p>
          </table:table-cell>
          <table:table-cell office:value-type="string" calcext:value-type="string">
            <text:p>https://media.digikey.com/pdf/Data%20Sheets/Phoenix%20Contact%20PDFs/1755794.pdf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5518" calcext:value-type="float">
            <text:p>0.45518</text:p>
          </table:table-cell>
          <table:table-cell office:value-type="string" calcext:value-type="string">
            <text:p>*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0.40698" calcext:value-type="float">
            <text:p>0.40698</text:p>
          </table:table-cell>
          <table:table-cell table:number-columns-repeated="2" office:value-type="string" calcext:value-type="string">
            <text:p>3/11/2020</text:p>
          </table:table-cell>
          <table:table-cell office:value-type="string" calcext:value-type="string">
            <text:p>2 Position Terminal Block Header, Male Pins, Shrouded (4 Side) 0.200" (5.08mm) Vertical <text:s/>Through Hole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oenix Contact</text:p>
          </table:table-cell>
          <table:table-cell office:value-type="float" office:value="1755736" calcext:value-type="float">
            <text:p>17557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nnector, Terminal Block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50-ND</text:p>
          </table:table-cell>
          <table:table-cell office:value-type="string" calcext:value-type="string">
            <text:p>300V</text:p>
          </table:table-cell>
          <table:table-cell office:value-type="float" office:value="1755736" calcext:value-type="float">
            <text:p>1755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Horizont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: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15HG601SN1D</text:p>
          </table:table-cell>
          <table:table-cell table:number-columns-repeated="2" office:value-type="string" calcext:value-type="string">
            <text:p>AVR-KiCAD-Lib-Inductors:BLM15HG601SN1D</text:p>
          </table:table-cell>
          <table:table-cell office:value-type="string" calcext:value-type="string">
            <text:p>https://www.murata.com/en-global/products/productdata/8796740223006/ENFA0024.pdf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*</text:p>
          </table:table-cell>
          <table:table-cell office:value-type="float" office:value="0.05598" calcext:value-type="float">
            <text:p>0.05598</text:p>
          </table:table-cell>
          <table:table-cell table:number-columns-repeated="2" office:value-type="string" calcext:value-type="string">
            <text:p>6/15/2020</text:p>
          </table:table-cell>
          <table:table-cell office:value-type="string" calcext:value-type="string">
            <text:p>600 Ohms @ 100MHz 1 Signal Line Ferrite Bead 0402 (1005 Metric) 300mA 700mOh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BLM15HG601SN1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998-2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0 Ohms @ 100MHz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AVR-KiCAD-Lib-Transformers:Q4470-CL</text:p>
          </table:table-cell>
          <table:table-cell office:value-type="string" calcext:value-type="string">
            <text:p>AVR-KiCAD-Lib-Transformers:SO6_Q4470-CL_C-SIZE_COC</text:p>
          </table:table-cell>
          <table:table-cell office:value-type="string" calcext:value-type="string">
            <text:p>https://www.coilcraft.com/getmedia/97b6ad34-63ed-485c-a3ac-2a258e22c8ff/mintrans.pdf</text:p>
          </table:table-cell>
          <table:table-cell/>
          <table:table-cell table:style-name="ce1" office:value-type="string" calcext:value-type="string">
            <text:p>$2.12 </text:p>
          </table:table-cell>
          <table:table-cell table:style-name="ce1" office:value-type="string" calcext:value-type="string">
            <text:p>$1.38 </text:p>
          </table:table-cell>
          <table:table-cell table:number-columns-repeated="2" office:value-type="string" calcext:value-type="string">
            <text:p>*</text:p>
          </table:table-cell>
          <table:table-cell table:style-name="ce1" office:value-type="string" calcext:value-type="string">
            <text:p>$1.09 </text:p>
          </table:table-cell>
          <table:table-cell table:number-columns-repeated="2" office:value-type="string" calcext:value-type="string">
            <text:p>11/11/2023</text:p>
          </table:table-cell>
          <table:table-cell office:value-type="string" calcext:value-type="string">
            <text:p>miniature transformers were developed for use with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5.4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Maxim RS-232/RS-485 interface 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Q4470-CL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Q4470-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24V22F12</text:p>
          </table:table-cell>
          <table:table-cell table:number-columns-repeated="2"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5</text:p>
          </table:table-cell>
          <table:table-cell/>
          <table:table-cell office:value-type="float" office:value="12.95" calcext:value-type="float">
            <text:p>12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12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12</text:p>
          </table:table-cell>
          <table:table-cell office:value-type="string" calcext:value-type="string">
            <text:p>36V IN 12V OUT</text:p>
          </table:table-cell>
          <table:table-cell office:value-type="string" calcext:value-type="string">
            <text:p>D24V22F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AVR-KiCAD-Lib-Modules:D24V22F5</text:p>
          </table:table-cell>
          <table:table-cell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8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5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36V IN 5V OUT</text:p>
          </table:table-cell>
          <table:table-cell office:value-type="string" calcext:value-type="string">
            <text:p>D24V22F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AVR-KiCAD-Lib-Modules:D24V22F3</text:p>
          </table:table-cell>
          <table:table-cell office:value-type="string" calcext:value-type="string">
            <text:p>AVR-KiCAD-Lib-Modules:D24V22F12</text:p>
          </table:table-cell>
          <table:table-cell office:value-type="string" calcext:value-type="string">
            <text:p>https://www.pololu.com/product/2857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DCDC Regulator Module 24-36V IN 3.3VDC OUT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hroughHole</text:p>
          </table:table-cell>
          <table:table-cell office:value-type="string" calcext:value-type="string">
            <text:p>Propriet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36V IN 3.3V OUT</text:p>
          </table:table-cell>
          <table:table-cell office:value-type="string" calcext:value-type="string">
            <text:p>D24V22F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6, R7, R28, R29, R30, R31, R32, R33, R34, R35, R36, R37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AVR-KiCAD-Lib-Resistors:RC0402FR-071KL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07" calcext:value-type="float">
            <text:p>0.00207</text:p>
          </table:table-cell>
          <table:table-cell table:number-columns-repeated="2" office:value-type="string" calcext:value-type="string">
            <text:p>12/11/2019</text:p>
          </table:table-cell>
          <table:table-cell office:value-type="string" calcext:value-type="string">
            <text:p><text:s/>kOhms ±1% 0.063W, 1/16W Chip Resistor 0402 (1005 Metric) Moisture Resistant Thick Fil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LRTR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AVR-KiCAD-Lib-Resistors:RC0402FR-0710KL</text:p>
          </table:table-cell>
          <table:table-cell office:value-type="string" calcext:value-type="string">
            <text:p>AVR-KiCAD-Lib-Resistors:R0402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289" calcext:value-type="float">
            <text:p>0.00289</text:p>
          </table:table-cell>
          <table:table-cell office:value-type="string" calcext:value-type="string">
            <text:p>*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07" calcext:value-type="float">
            <text:p>0.00207</text:p>
          </table:table-cell>
          <table:table-cell table:number-columns-repeated="2" office:value-type="string" calcext:value-type="string">
            <text:p>12/11/2019</text:p>
          </table:table-cell>
          <table:table-cell office:value-type="string" calcext:value-type="string">
            <text:p>10 kOhms ±1% 0.063W, 1/16W Chip Resistor 0402 (1005 Metric) Moisture Resistant Thick Film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8, R9, R10, R11, R12, R13, R14, R15, R16, R17, R18, R19, R23, R24, R25, R26, R27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AVR-KiCAD-Lib-Resistors:RC0603FR-07470RL</text:p>
          </table:table-cell>
          <table:table-cell office:value-type="string" calcext:value-type="string">
            <text:p>AVR-KiCAD-Lib-Resistors:R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476" calcext:value-type="float">
            <text:p>0.00476</text:p>
          </table:table-cell>
          <table:table-cell office:value-type="string" calcext:value-type="string">
            <text:p>*</text:p>
          </table:table-cell>
          <table:table-cell office:value-type="float" office:value="0.00418" calcext:value-type="float">
            <text:p>0.0041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4/23/2019</text:p>
          </table:table-cell>
          <table:table-cell office:value-type="string" calcext:value-type="string">
            <text:p>RES SMD 470 OHM 1% 1/10W 0603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SMT Chi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70HRCT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, R21, R22</text:p>
          </table:table-cell>
          <table:table-cell office:value-type="string" calcext:value-type="string">
            <text:p>RC0603JR-07270RL</text:p>
          </table:table-cell>
          <table:table-cell office:value-type="string" calcext:value-type="string">
            <text:p>AVR-KiCAD-Lib-Resistors:RC0603JR-07270RL</text:p>
          </table:table-cell>
          <table:table-cell office:value-type="string" calcext:value-type="string">
            <text:p>AVR-KiCAD-Lib-Resistors:R0603</text:p>
          </table:table-cell>
          <table:table-cell office:value-type="string" calcext:value-type="string">
            <text:p>https://www.yageo.com/upload/media/product/productsearch/datasheet/rchip/PYu-RC_Group_51_RoHS_L_12.pdf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262" calcext:value-type="float">
            <text:p>0.00262</text:p>
          </table:table-cell>
          <table:table-cell office:value-type="string" calcext:value-type="string">
            <text:p>*</text:p>
          </table:table-cell>
          <table:table-cell office:value-type="float" office:value="0.00298" calcext:value-type="float">
            <text:p>0.00298</text:p>
          </table:table-cell>
          <table:table-cell table:number-columns-repeated="2" office:value-type="string" calcext:value-type="string">
            <text:p>9/26/2023</text:p>
          </table:table-cell>
          <table:table-cell office:value-type="string" calcext:value-type="string">
            <text:p>RES 270 OHM 5% 1/10W 0603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0.5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270R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70GRTR-ND</text:p>
          </table:table-cell>
          <table:table-cell office:value-type="string" calcext:value-type="string">
            <text:p>N/A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L3301NF260QG</text:p>
          </table:table-cell>
          <table:table-cell table:number-columns-repeated="2" office:value-type="string" calcext:value-type="string">
            <text:p>AVR-KiCAD-Lib-Mech-Switches:TL3301NF260QG</text:p>
          </table:table-cell>
          <table:table-cell office:value-type="string" calcext:value-type="string">
            <text:p>http://spec_sheets.e-switch.com/specs/P010517.pdf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string" calcext:value-type="string">
            <text:p>2/28/2020</text:p>
          </table:table-cell>
          <table:table-cell office:value-type="string" calcext:value-type="string">
            <text:p>Tactile Switch SPST-NO Top Actuated Surface Mount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4.4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3301NF260Q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echanical Momentary Switch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G1868TR-ND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TL3301NF260Q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446VETx</text:p>
          </table:table-cell>
          <table:table-cell office:value-type="string" calcext:value-type="string">
            <text:p>MCU_ST_STM32F4:STM32F446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s://www.st.com/resource/en/datasheet/stm32f446ve.pdf</text:p>
          </table:table-cell>
          <table:table-cell table:number-columns-repeated="6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AVR-KiCAD-Lib-ICs:MAX3535ECWI+T</text:p>
          </table:table-cell>
          <table:table-cell office:value-type="string" calcext:value-type="string">
            <text:p>AVR-KiCAD-Lib-ICs:21-0145_W28M&amp;plus_9_MXM</text:p>
          </table:table-cell>
          <table:table-cell office:value-type="string" calcext:value-type="string">
            <text:p>https://www.analog.com/media/en/technical-documentation/data-sheets/max3535e-mxl1535e.pdf</text:p>
          </table:table-cell>
          <table:table-cell/>
          <table:table-cell office:value-type="float" office:value="13.07" calcext:value-type="float">
            <text:p>13.07</text:p>
          </table:table-cell>
          <table:table-cell office:value-type="float" office:value="8.27473" calcext:value-type="float">
            <text:p>8.27473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10/4/2023</text:p>
          </table:table-cell>
          <table:table-cell office:value-type="string" calcext:value-type="string">
            <text:p>1/1 Transceiver Full RS422, RS485 28-SOIC</text:p>
          </table:table-cell>
          <table:table-cell office:value-type="string" calcext:value-type="string">
            <text:p>Adam Vadala-Roth</text:p>
          </table:table-cell>
          <table:table-cell office:value-type="string" calcext:value-type="string">
            <text:p>2.6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og Devices Inc./Maxim Integrated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IC28 (16 Lead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535ECWI+TTR-ND</text:p>
          </table:table-cell>
          <table:table-cell office:value-type="string" calcext:value-type="string">
            <text:p>3-5.5V</text:p>
          </table:table-cell>
          <table:table-cell office:value-type="string" calcext:value-type="string">
            <text:p>MAX3535ECWI+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ABM3B-8.000MHZ-B2-T</text:p>
          </table:table-cell>
          <table:table-cell office:value-type="string" calcext:value-type="string">
            <text:p>AVR-KiCAD-Lib-Oscillators-Clocks:ABM3B-8.000MHZ-B2-T</text:p>
          </table:table-cell>
          <table:table-cell office:value-type="string" calcext:value-type="string">
            <text:p>AVR-KiCAD-Lib-Oscillators:ABM3B8.000MHZB2T</text:p>
          </table:table-cell>
          <table:table-cell office:value-type="string" calcext:value-type="string">
            <text:p>https://abracon.com/Resonators/abm3b.pdf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8MHz ±20ppm Crystal 18pF 200 Ohms 4-SMD, No Lead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1.1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3B-8.000MHZ-B2-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4-S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720-2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MH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ABS07-32.768KHZ-9-T</text:p>
          </table:table-cell>
          <table:table-cell office:value-type="string" calcext:value-type="string">
            <text:p>AVR-KiCAD-Lib-Oscillators-Clocks:ABS07-32.768KHZ-9-T</text:p>
          </table:table-cell>
          <table:table-cell office:value-type="string" calcext:value-type="string">
            <text:p>AVR-KiCAD-Lib-Oscillators:ABS07-32.768KHZ-9-T</text:p>
          </table:table-cell>
          <table:table-cell office:value-type="string" calcext:value-type="string">
            <text:p>https://abracon.com/Resonators/ABS07.pdf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627" calcext:value-type="float">
            <text:p>0.62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6/16/2020</text:p>
          </table:table-cell>
          <table:table-cell office:value-type="string" calcext:value-type="string">
            <text:p>32.768kHz ±20ppm Crystal 9pF 70 kOhms 2-SMD, No Lead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0.9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S07-32.768KHZ-9-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Proprietary S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44-1-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7680K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091" meta:object-count="0"/>
    <meta:generator>LibreOffice/7.5.4.2$Windows_X86_64 LibreOffice_project/36ccfdc35048b057fd9854c757a8b67ec53977b6</meta:generator>
  </office:meta>
</office:document-meta>
</file>